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color="#000080" fo:language="en" fo:country="US" fo:font-weight="bold" style:font-weight-asian="bold" style:font-weight-complex="bold"/>
    </style:style>
    <style:style style:name="T2" style:family="text">
      <style:text-properties fo:color="#cc3300" fo:language="en" fo:country="US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Статистика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Статистика».</text:p>
            <text:p text:style-name="P2">Специализированная библиотека «Статистика» предназначена для статистического анализа данных в следующих вариантах: </text:p>
            <text:list xml:id="list1328147492536564914" text:style-name="L1">
              <text:list-item>
                <text:p text:style-name="P3">в режиме «единого времени», в котором получение данных (численным моделированием какого-то стохастического явления в среде <text:span text:style-name="T1">Sim</text:span><text:span text:style-name="T2">In</text:span><text:span text:style-name="T1">Tech</text:span>) и их анализ (тоже в среде <text:span text:style-name="T1">Sim</text:span><text:span text:style-name="T2">In</text:span><text:span text:style-name="T1">Tech</text:span>) происходят одновременно;</text:p>
              </text:list-item>
              <text:list-item>
                <text:p text:style-name="P3">в режиме «удаленного доступа», если скорость передачи данных (с использованием сетевых протоколов обмена) от внешнего источника данных (реальный физический эксперимент, внешняя расчетная программа и др.) является достаточной;</text:p>
              </text:list-item>
              <text:list-item>
                <text:p text:style-name="P3">в режиме постобработки файлов данных, полученных ранее в реальных экспериментальных установках или с помощью внешних расчетных программ. </text:p>
              </text:list-item>
            </text:list>
            <text:p text:style-name="P2"><text:tab/>Вычисление ряда статистических характеристик основано на использовании численных алгоритмов быстрого преобразования Фурье (БПФ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атистика</dc:title>
    <dc:date>2014-12-26T11:56:32.02</dc:date>
    <meta:generator>OpenOffice/4.1.1$Win32 OpenOffice.org_project/411m6$Build-9775</meta:generator>
    <meta:editing-duration>PT4H41M54S</meta:editing-duration>
    <meta:editing-cycles>134</meta:editing-cycles>
    <meta:document-statistic meta:table-count="1" meta:image-count="0" meta:object-count="0" meta:page-count="1" meta:paragraph-count="7" meta:word-count="104" meta:character-count="875"/>
    <meta:user-defined meta:name="Поле 1"/>
    <meta:user-defined meta:name="Поле 2"/>
    <meta:user-defined meta:name="Поле 3"/>
    <meta:user-defined meta:name="Поле 4"/>
  </office:meta>
</office:document-meta>
</file>